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5871fa" officeooo:paragraph-rsid="005871fa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Pregunta 1:</text:span></text:span> ¿Cuál es el propósito de deshabilitar las cuentas de usuario no utilizadas?</text:p>
      <text:p text:style-name="P4"><text:span text:style-name="Strong_20_Emphasis"><text:span text:style-name="T1">Respuesta 1:</text:span></text:span> El propósito de deshabilitar las cuentas de usuario no utilizadas es reducir el riesgo de que esas cuentas sean comprometidas por atacantes y se utilicen para acceder al sistema de manera no autorizada.</text:p>
      <text:p text:style-name="Horizontal_20_Line"/>
      <text:p text:style-name="P4"><text:span text:style-name="Strong_20_Emphasis"><text:span text:style-name="T1">Pregunta 2:</text:span></text:span> ¿Qué es un servidor proxy y cómo puede mejorar la seguridad de una red?</text:p>
      <text:p text:style-name="P4"><text:span text:style-name="Strong_20_Emphasis"><text:span text:style-name="T1">Respuesta 2:</text:span></text:span> Un servidor proxy es un intermediario que se utiliza para enrutar el tráfico de red entre los clientes y los servidores. Puede mejorar la seguridad de una red al filtrar el tráfico, ocultar la dirección IP de los clientes y proporcionar autenticación de usuario.</text:p>
      <text:p text:style-name="Horizontal_20_Line"/>
      <text:p text:style-name="P4"><text:span text:style-name="Strong_20_Emphasis"><text:span text:style-name="T1">Pregunta 3:</text:span></text:span> ¿Cuál es el propósito de limitar los intentos de inicio de sesión fallidos en un sistema?</text:p>
      <text:p text:style-name="P4"><text:span text:style-name="Strong_20_Emphasis"><text:span text:style-name="T1">Respuesta 3:</text:span></text:span> El propósito de limitar los intentos de inicio de sesión fallidos es prevenir ataques de fuerza bruta y garantizar que un atacante no pueda adivinar contraseñas mediante múltiples intentos.</text:p>
      <text:p text:style-name="Horizontal_20_Line"/>
      <text:p text:style-name="P4"><text:span text:style-name="Strong_20_Emphasis"><text:span text:style-name="T1">Pregunta 4:</text:span></text:span> ¿Qué es el principio de privilegio mínimo y por qué es importante en la seguridad del sistema?</text:p>
      <text:p text:style-name="P4"><text:span text:style-name="Strong_20_Emphasis"><text:span text:style-name="T1">Respuesta 4:</text:span></text:span> El principio de privilegio mínimo establece que los usuarios y los procesos deben tener el mínimo nivel de acceso necesario para realizar sus tareas. Esto es importante para reducir la superficie de ataque y limitar el daño que un usuario malicioso puede causar.</text:p>
      <text:p text:style-name="Horizontal_20_Line"/>
      <text:p text:style-name="P4"><text:span text:style-name="Strong_20_Emphasis"><text:span text:style-name="T1">Pregunta 5:</text:span></text:span> ¿Qué es SELinux y cuál es su función en la seguridad del sistema Linux?</text:p>
      <text:p text:style-name="P4"><text:span text:style-name="Strong_20_Emphasis"><text:span text:style-name="T1">Respuesta 5:</text:span></text:span> SELinux (Security-Enhanced Linux) es un conjunto de extensiones de seguridad del kernel que proporciona un control más granular sobre los permisos y políticas de acceso en Linux. Su función es reforzar la seguridad del sistema al limitar los accesos no autorizados y prevenir exploits.</text:p>
      <text:p text:style-name="Horizontal_20_Line"/>
      <text:p text:style-name="P4"><text:span text:style-name="Strong_20_Emphasis"><text:span text:style-name="T1">Pregunta 6:</text:span></text:span> ¿Qué es un ataque de suplantación de identidad y cómo se puede prevenir?</text:p>
      <text:p text:style-name="P4"><text:span text:style-name="Strong_20_Emphasis"><text:span text:style-name="T1">Respuesta 6:</text:span></text:span> Un ataque de suplantación de identidad implica hacerse pasar por otro usuario o entidad legítima para obtener acceso no autorizado. Se puede prevenir mediante la autenticación de <text:soft-page-break/>dos factores, la implementación de políticas de contraseñas fuertes y la educación de los usuarios sobre las tácticas de ingeniería social.</text:p>
      <text:p text:style-name="Horizontal_20_Line"/>
      <text:p text:style-name="P4"><text:span text:style-name="Strong_20_Emphasis"><text:span text:style-name="T1">Pregunta 7:</text:span></text:span> ¿Cuál es el propósito de la segmentación de red y cómo mejora la seguridad?</text:p>
      <text:p text:style-name="P4"><text:span text:style-name="Strong_20_Emphasis"><text:span text:style-name="T1">Respuesta 7:</text:span></text:span> La segmentación de red divide una red en segmentos más pequeños para limitar la propagación de ataques. Esto mejora la seguridad al aislar partes críticas de la red y reducir la exposición a posibles amenazas.</text:p>
      <text:p text:style-name="Horizontal_20_Line"/>
      <text:p text:style-name="P4"><text:span text:style-name="Strong_20_Emphasis"><text:span text:style-name="T1">Pregunta 8:</text:span></text:span> ¿Qué es un ataque de suplantación de DNS (DNS spoofing) y cómo se puede mitigar?</text:p>
      <text:p text:style-name="P4"><text:span text:style-name="Strong_20_Emphasis"><text:span text:style-name="T1">Respuesta 8:</text:span></text:span> Un ataque de suplantación de DNS implica redirigir el tráfico de DNS a servidores maliciosos. Se puede mitigar mediante la implementación de DNSSEC, que firma digitalmente registros DNS para verificar su autenticidad.</text:p>
      <text:p text:style-name="Horizontal_20_Line"/>
      <text:p text:style-name="P4"><text:span text:style-name="Strong_20_Emphasis"><text:span text:style-name="T1">Pregunta 9:</text:span></text:span> ¿Qué es un cortafuegos de aplicaciones web (WAF) y cuál es su función?</text:p>
      <text:p text:style-name="P4"><text:span text:style-name="Strong_20_Emphasis"><text:span text:style-name="T1">Respuesta 9:</text:span></text:span> Un cortafuegos de aplicaciones web (WAF) es un dispositivo o software que protege las aplicaciones web al filtrar y monitorear el tráfico HTTP y HTTPS, detectando y bloqueando ataques comunes como SQL injection y cross-site scripting (XSS).</text:p>
      <text:p text:style-name="Horizontal_20_Line"/>
      <text:p text:style-name="P4"><text:span text:style-name="Strong_20_Emphasis"><text:span text:style-name="T1">Pregunta 10:</text:span></text:span> ¿Qué es un ataque de inundación SYN (SYN flood) y cómo se puede mitigar?</text:p>
      <text:p text:style-name="P4"><text:span text:style-name="Strong_20_Emphasis"><text:span text:style-name="T1">Respuesta 10:</text:span></text:span> Un ataque de inundación SYN implica enviar una gran cantidad de solicitudes de inicio de conexión TCP para agotar los recursos del servidor. Se puede mitigar configurando reglas de firewall y limitando el número de conexiones por IP.</text:p>
      <text:p text:style-name="Horizontal_20_Line"/>
      <text:p text:style-name="P4"><text:span text:style-name="Strong_20_Emphasis"><text:span text:style-name="T1">Pregunta 11:</text:span></text:span> ¿Cuál es el propósito de la autenticación multifactor (MFA) y cómo mejora la seguridad?</text:p>
      <text:p text:style-name="P4"><text:span text:style-name="Strong_20_Emphasis"><text:span text:style-name="T1">Respuesta 11:</text:span></text:span> La autenticación multifactor (MFA) requiere dos o más métodos de autenticación, como contraseña y verificación a través de una aplicación móvil. Mejora la seguridad al agregar una capa adicional de autenticación, dificultando el acceso no autorizado.</text:p>
      <text:p text:style-name="Horizontal_20_Line"/>
      <text:p text:style-name="P4"><text:span text:style-name="Strong_20_Emphasis"><text:span text:style-name="T1">Pregunta 12:</text:span></text:span> ¿Qué es un análisis de puertos y por qué es importante en la seguridad del sistema?</text:p>
      <text:p text:style-name="P4"><text:soft-page-break/><text:span text:style-name="Strong_20_Emphasis"><text:span text:style-name="T1">Respuesta 12:</text:span></text:span> Un análisis de puertos consiste en verificar los puertos abiertos en un sistema para identificar posibles vulnerabilidades. Es importante para identificar servicios no necesarios o mal configurados que podrían ser puntos de entrada para ataques.</text:p>
      <text:p text:style-name="Horizontal_20_Line"/>
      <text:p text:style-name="P4"><text:span text:style-name="Strong_20_Emphasis"><text:span text:style-name="T1">Pregunta 13:</text:span></text:span> ¿Cuál es el propósito de la autenticación de red y cómo se puede implementar?</text:p>
      <text:p text:style-name="P4"><text:span text:style-name="Strong_20_Emphasis"><text:span text:style-name="T1">Respuesta 13:</text:span></text:span> La autenticación de red verifica la identidad de dispositivos y usuarios que intentan conectarse a una red. Se puede implementar mediante métodos como WPA/WPA2 para redes inalámbricas o autenticación IEEE 802.1X para redes cableadas.</text:p>
      <text:p text:style-name="Horizontal_20_Line"/>
      <text:p text:style-name="P4"><text:span text:style-name="Strong_20_Emphasis"><text:span text:style-name="T1">Pregunta 14:</text:span></text:span> ¿Qué es un ataque de envenenamiento de ARP (ARP poisoning) y cómo se puede prevenir?</text:p>
      <text:p text:style-name="P4"><text:span text:style-name="Strong_20_Emphasis"><text:span text:style-name="T1">Respuesta 14:</text:span></text:span> Un ataque de envenenamiento de ARP implica corromper las tablas ARP para redirigir el tráfico de red. Se puede prevenir mediante la detección de ataques ARP y el uso de protocolos seguros como ARP Spoofing Prevention.</text:p>
      <text:p text:style-name="Horizontal_20_Line"/>
      <text:p text:style-name="P4"><text:span text:style-name="Strong_20_Emphasis"><text:span text:style-name="T1">Pregunta 15:</text:span></text:span> ¿Qué es el principio de mínimo privilegio y cómo se relaciona con la seguridad del sistema?</text:p>
      <text:p text:style-name="P4"><text:span text:style-name="Strong_20_Emphasis"><text:span text:style-name="T1">Respuesta 15:</text:span></text:span> El principio de mínimo privilegio establece que los usuarios y procesos deben tener solo los permisos mínimos necesarios para realizar sus tareas. Esto se relaciona con la seguridad al limitar el potencial de daño causado por un acceso no autorizado.</text:p>
      <text:p text:style-name="Horizontal_20_Line"/>
      <text:p text:style-name="P4"><text:span text:style-name="Strong_20_Emphasis"><text:span text:style-name="T1">Pregunta 16:</text:span></text:span> ¿Qué es una política de contraseñas y por qué es importante en la seguridad del sistema?</text:p>
      <text:p text:style-name="P4"><text:span text:style-name="Strong_20_Emphasis"><text:span text:style-name="T1">Respuesta 16:</text:span></text:span> Una política de contraseñas es un conjunto de reglas que dicta cómo deben ser creadas y administradas las contraseñas. Es importante para garantizar que las contraseñas sean fuertes y difíciles de adivinar.</text:p>
      <text:p text:style-name="Horizontal_20_Line"/>
      <text:p text:style-name="P4"><text:span text:style-name="Strong_20_Emphasis"><text:span text:style-name="T1">Pregunta 17:</text:span></text:span> ¿Qué es un ataque de fuerza bruta y cómo se puede detectar?</text:p>
      <text:p text:style-name="P4"><text:span text:style-name="Strong_20_Emphasis"><text:span text:style-name="T1">Respuesta 17:</text:span></text:span> Un ataque de fuerza bruta implica intentar todas las combinaciones posibles de contraseñas. Se puede detectar monitoreando los registros de intentos de inicio de sesión fallidos y aplicando bloqueos temporales después de un número determinado de intentos.</text:p>
      <text:p text:style-name="Horizontal_20_Line"/>
      <text:p text:style-name="P4"><text:soft-page-break/><text:span text:style-name="Strong_20_Emphasis"><text:span text:style-name="T1">Pregunta 18:</text:span></text:span> ¿Cuál es el propósito de la autenticación de dos factores (2FA) y cómo funciona?</text:p>
      <text:p text:style-name="P4"><text:span text:style-name="Strong_20_Emphasis"><text:span text:style-name="T1">Respuesta 18:</text:span></text:span> La autenticación de dos factores (2FA) requiere dos formas de autenticación, como una contraseña y un código generado por una aplicación móvil. Su propósito es aumentar la seguridad al agregar una capa adicional de autenticación.</text:p>
      <text:p text:style-name="Horizontal_20_Line"/>
      <text:p text:style-name="P4"><text:span text:style-name="Strong_20_Emphasis"><text:span text:style-name="T1">Pregunta 19:</text:span></text:span> ¿Qué es un sistema de detección de intrusiones (IDS) y cuál es su función en la seguridad del sistema?</text:p>
      <text:p text:style-name="P4"><text:span text:style-name="Strong_20_Emphasis"><text:span text:style-name="T1">Respuesta 19:</text:span></text:span> Un sistema de detección de intrusiones (IDS) es un sistema que monitorea la red o el sistema en busca de actividades inusuales o sospechosas que podrían indicar una intrusión. Su función es detectar y alertar sobre posibles amenazas de seguridad.</text:p>
      <text:p text:style-name="Horizontal_20_Line"/>
      <text:p text:style-name="P4"><text:span text:style-name="Strong_20_Emphasis"><text:span text:style-name="T1">Pregunta 20:</text:span></text:span> ¿Cuál es el propósito de las actualizaciones de seguridad del sistema operativo y cómo se pueden gestionar de manera efectiva?</text:p>
      <text:p text:style-name="P4"><text:span text:style-name="Strong_20_Emphasis"><text:span text:style-name="T1">Respuesta 20:</text:span></text:span> Las actualizaciones de seguridad del sistema operativo corrigen vulnerabilidades conocidas y mejoran la seguridad del sistema. Se pueden gestionar de manera efectiva utilizando sistemas de gestión de parches y siguiendo las mejores prácticas de seguridad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5871fa" officeooo:paragraph-rsid="005871fa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Seguridad</text:p>
        <text:p text:style-name="MP2"><text:s/>Configuración de la seguridad del sistema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3:40:39.228684401</dc:date>
    <meta:editing-duration>PT3H35M29S</meta:editing-duration>
    <meta:editing-cycles>69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1129" meta:character-count="7023" meta:non-whitespace-character-count="5936"/>
  </office:meta>
</office:document-meta>
</file>